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558ed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953735" draw:stroke-linejoin="round" draw:fill="none" draw:textarea-vertical-align="top" draw:auto-grow-height="false" fo:min-height="7.647cm" fo:min-width="21.84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c00000" draw:stroke-linejoin="round" draw:fill="solid" draw:fill-color="#ff0000" draw:opacity="14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99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71cm" svg:stroke-color="#000000" draw:stroke-linejoin="round" draw:fill="solid" draw:fill-color="#cc9900" draw:textarea-vertical-align="top" draw:auto-grow-height="false" fo:min-height="2.191cm" fo:min-width="7.1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solid" svg:stroke-width="0.071cm" svg:stroke-color="#000000" draw:stroke-linejoin="round" draw:fill="solid" draw:fill-color="#009933" draw:textarea-vertical-align="middle" draw:auto-grow-height="false" draw:fit-to-size="false" fo:min-height="0.775cm" fo:min-width="3.971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71cm" svg:stroke-color="#000000" draw:stroke-linejoin="round" draw:fill="solid" draw:fill-color="#cc9900" draw:opacity="100%" draw:textarea-vertical-align="middle" draw:auto-grow-height="false" draw:fit-to-size="false" fo:min-height="2.143cm" fo:min-width="2.113cm" fo:padding-top="0.125cm" fo:padding-bottom="0.125cm" fo:padding-left="0.25cm" fo:padding-right="0.25cm" fo:wrap-option="wrap" draw:shadow-opacity="20%"/>
    </style:style>
    <style:style style:name="gr12" style:family="graphic" style:parent-style-name="standard" style:list-style-name="L3">
      <style:graphic-properties draw:stroke="solid" svg:stroke-width="0.071cm" svg:stroke-color="#000000" draw:stroke-linejoin="round" draw:fill="solid" draw:fill-color="#6666ff" draw:textarea-vertical-align="middle" draw:auto-grow-height="false" draw:fit-to-size="false" fo:min-height="3.021cm" fo:min-width="3.4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stroke-linejoin="round" draw:fill="solid" draw:fill-color="#ff0000" draw:opacity="17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3">
      <style:graphic-properties draw:stroke="solid" svg:stroke-width="0.071cm" svg:stroke-color="#000000" draw:stroke-linejoin="round" draw:fill="solid" draw:fill-color="#ff9900" draw:opacity="100%" draw:textarea-vertical-align="middle" draw:auto-grow-height="false" draw:fit-to-size="false" fo:min-height="1.903cm" fo:min-width="2.138cm" fo:padding-top="0.125cm" fo:padding-bottom="0.125cm" fo:padding-left="0.25cm" fo:padding-right="0.25cm" fo:wrap-option="wrap" draw:shadow-opacity="20%"/>
    </style:style>
    <style:style style:name="gr17" style:family="graphic" style:parent-style-name="standard" style:list-style-name="L3">
      <style:graphic-properties draw:stroke="solid" svg:stroke-width="0.071cm" svg:stroke-color="#000000" draw:stroke-linejoin="round" draw:fill="solid" draw:fill-color="#cc9900" draw:opacity="100%" draw:textarea-vertical-align="middle" draw:auto-grow-height="false" draw:fit-to-size="false" fo:min-height="2.098cm" fo:min-width="2.14cm" fo:padding-top="0.125cm" fo:padding-bottom="0.125cm" fo:padding-left="0.25cm" fo:padding-right="0.25cm" fo:wrap-option="wrap" draw:shadow-opacity="100%"/>
    </style:style>
    <style:style style:name="gr18" style:family="graphic" style:parent-style-name="standard" style:list-style-name="L3">
      <style:graphic-properties draw:stroke="solid" svg:stroke-width="0.071cm" svg:stroke-color="#000000" draw:stroke-linejoin="round" draw:fill="solid" draw:fill-color="#0066ff" draw:textarea-vertical-align="middle" draw:auto-grow-height="false" draw:fit-to-size="false" fo:min-height="1.583cm" fo:min-width="2.532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solid" svg:stroke-width="0.071cm" svg:stroke-color="#000000" draw:stroke-linejoin="round" draw:fill="solid" draw:fill-color="#0066ff" draw:textarea-vertical-align="middle" draw:auto-grow-height="false" draw:fit-to-size="false" fo:min-height="1.47cm" fo:min-width="3.5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solid" svg:stroke-width="0.071cm" svg:stroke-color="#000000" draw:stroke-linejoin="round" draw:fill="solid" draw:fill-color="#009933" draw:textarea-vertical-align="middle" draw:auto-grow-height="false" draw:fit-to-size="false" fo:min-height="1.62cm" fo:min-width="5.496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solid" svg:stroke-width="0.071cm" svg:stroke-color="#000000" draw:stroke-linejoin="round" draw:fill="solid" draw:fill-color="#009933" draw:textarea-vertical-align="middle" draw:auto-grow-height="false" draw:fit-to-size="false" fo:min-height="1.162cm" fo:min-width="4.66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451cm" fo:min-width="2.892cm" fo:padding-top="0.125cm" fo:padding-bottom="0.125cm" fo:padding-left="0.25cm" fo:padding-right="0.25cm" fo:wrap-option="wrap"/>
    </style:style>
    <style:style style:name="gr23" style:family="graphic">
      <style:graphic-properties style:protect="size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127cm" fo:padding-bottom="0.127cm" fo:padding-left="0.254cm" fo:padding-right="0.254cm" fo:wrap-option="wrap"/>
    </style:style>
    <style:style style:name="pr2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fo:min-height="13.364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0000" draw:opacity="14%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punctuation-wrap="hanging"/>
    </style:style>
    <style:style style:name="P7" style:family="paragraph">
      <loext:graphic-properties draw:fill="solid" draw:fill-color="#cc9900"/>
      <style:paragraph-properties fo:margin-left="0cm" fo:margin-right="0cm" fo:text-align="center" fo:text-indent="0cm" style:punctuation-wrap="hanging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0099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3" style:family="paragraph">
      <loext:graphic-properties draw:fill="solid" draw:fill-color="#cc9900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style:font-name="Arial1" fo:font-size="18pt" style:letter-kerning="true" style:font-name-asian="Noto Sans CJK SC Regular" style:font-size-asian="18pt" style:font-name-complex="FreeSans" style:font-size-complex="18pt" fo:hyphenate="false"/>
    </style:style>
    <style:style style:name="P14" style:family="paragraph">
      <loext:graphic-properties draw:fill="solid" draw:fill-color="#6666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6" style:family="paragraph">
      <loext:graphic-properties draw:fill="solid" draw:fill-color="#ff0000" draw:opacity="17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9900" draw:opacity="100%"/>
      <style:paragraph-properties fo:margin-left="0cm" fo:margin-right="0cm" fo:text-align="center" fo:text-indent="0cm" style:punctuation-wrap="hanging" style:font-independent-line-spacing="true"/>
      <style:text-properties style:font-name="Arial1" fo:font-size="18pt" style:letter-kerning="true" style:font-name-asian="Noto Sans CJK SC Regular" style:font-size-asian="18pt" style:font-name-complex="FreeSans" style:font-size-complex="18pt"/>
    </style:style>
    <style:style style:name="P19" style:family="paragraph">
      <loext:graphic-properties draw:fill="solid" draw:fill-color="#cc99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 fo:hyphenate="false"/>
    </style:style>
    <style:style style:name="P20" style:family="paragraph">
      <loext:graphic-properties draw:fill="solid" draw:fill-color="#0066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0099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" fo:font-size="18pt" style:letter-kerning="true" style:font-name-asian="Noto Sans CJK SC Regular" style:font-size-asian="18pt" style:font-name-complex="FreeSans" style:font-size-complex="18pt" fo:hyphenate="false"/>
    </style:style>
    <style:style style:name="P22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2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color="#000000" style:font-name="Arial" fo:font-size="18pt" fo:font-weight="bold" style:font-name-asian="DejaVu Sans" style:font-size-asian="8pt" style:font-weight-asian="bold" style:font-name-complex="DejaVu Sans" style:font-size-complex="8pt" style:font-weight-complex="bold"/>
    </style:style>
    <style:style style:name="T4" style:family="text">
      <style:text-properties style:font-name="Arial1" fo:font-size="18pt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color="#000000" style:font-name="Arial1" fo:font-size="18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8" style:family="text">
      <style:text-properties fo:color="#000000" style:font-name="Arial1" fo:font-size="18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2" style:family="text">
      <style:text-properties fo:color="#000000" style:text-position="33% 58%" style:font-name="Arial1" fo:font-size="15pt" style:font-size-asian="15pt" style:font-size-complex="15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3.461cm" svg:height="6.935cm" svg:x="0.767cm" svg:y="1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1" draw:layer="layout" svg:width="23.199cm" svg:height="8.751cm" svg:x="0.899cm" svg:y="8.08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3" xml:id="id13" draw:id="id13" draw:layer="layout" svg:width="3.196cm" svg:height="1.796cm" svg:x="1.778cm" svg:y="3.784cm">
          <text:p text:style-name="P2"><text:span text:style-name="T1">PROkaryot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4" draw:text-style-name="P5" draw:layer="layout" svg:width="2.985cm" svg:height="0.755cm" svg:x="-0.132cm" svg:y="0.124cm">
          <text:p text:style-name="P4"><text:span text:style-name="T2">Water 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draw:layer="layout" svg:width="1.944cm" svg:height="0.755cm" svg:x="-0.125cm" svg:y="8.144cm">
          <text:p text:style-name="P4"><text:span text:style-name="T2">Botto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1" draw:layer="layout" svg:width="1.996cm" svg:height="0.996cm" svg:x="3.006cm" svg:y="6.6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5" xml:id="id15" draw:id="id15" draw:layer="layout" svg:width="1.876cm" svg:height="1.01cm" svg:x="3.097cm" svg:y="6.763cm">
          <text:p text:style-name="P6"><text:span text:style-name="T3">P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7" xml:id="id1" draw:id="id1" draw:layer="layout" svg:width="7.6cm" svg:height="2.44cm" svg:x="9.6cm" svg:y="15.96cm">
          <text:p text:style-name="P6"><text:span text:style-name="T4"/></text:p>
          <text:p text:style-name="P6"><text:span text:style-name="T4">DETRI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5" draw:layer="layout" svg:width="1.508cm" svg:height="1.01cm" svg:x="3.178cm" svg:y="16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" xml:id="id12" draw:id="id12" draw:layer="layout" svg:width="1.996cm" svg:height="0.996cm" svg:x="5.762cm" svg:y="2.4cm">
          <text:p text:style-name="P8"><text:span text:style-name="T5">D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" draw:text-style-name="P10" xml:id="id8" draw:id="id8" draw:layer="layout" svg:width="2.396cm" svg:height="3.396cm" svg:x="21.004cm" svg:y="4.404cm">
          <text:p text:style-name="P9"><text:span text:style-name="T6">Fis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9" draw:style-name="gr10" draw:text-style-name="P11" xml:id="id11" draw:id="id11" draw:layer="layout" svg:width="6.321cm" svg:height="1.449cm" svg:x="10cm" svg:y="1.983cm">
          <text:p text:style-name="P2"><text:span text:style-name="T7">Phytoplankton 0.2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1" draw:text-style-name="P13" xml:id="id3" draw:id="id3" draw:layer="layout" svg:width="2.871cm" svg:height="2.651cm" svg:x="13.2cm" svg:y="11.844cm">
          <text:p text:style-name="P12"><text:span text:style-name="T8">IB</text:span></text:p>
          <text:p text:style-name="P12"><text:span text:style-name="T8">MA 17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4" draw:style-name="gr12" draw:text-style-name="P14" xml:id="id7" draw:id="id7" draw:layer="layout" svg:width="4.274cm" svg:height="3.623cm" svg:x="17.6cm" svg:y="0.4cm">
          <text:p text:style-name="P9"><text:span text:style-name="T6">Macro</text:span><text:span text:style-name="T9"> </text:span><text:span text:style-name="T6">ZOO</text:span></text:p>
          <text:p text:style-name="P9"><text:span text:style-name="T9">Import 43.31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ight Arrow 134" draw:style-name="gr13" draw:text-style-name="P15" draw:layer="layout" svg:width="3.283cm" svg:height="1.401cm" svg:x="-0.965cm" svg:y="2.207cm">
          <text:p text:style-name="P2"><text:span text:style-name="T10">Impor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5" draw:style-name="gr13" draw:text-style-name="P15" draw:layer="layout" svg:width="3.283cm" svg:height="1.401cm" svg:x="22.179cm" svg:y="1.871cm">
          <text:p text:style-name="P2"><text:span text:style-name="T10">Export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7" draw:style-name="gr14" draw:text-style-name="P16" xml:id="id5" draw:id="id5" draw:layer="layout" svg:width="3.196cm" svg:height="1.796cm" svg:x="1.804cm" svg:y="12.6cm">
          <text:p text:style-name="P2"><text:span text:style-name="T11">S</text:span><text:span text:style-name="T1">oft </text:span><text:span text:style-name="T11">S</text:span><text:span text:style-name="T1">ediment</text:span></text:p>
          <text:p text:style-name="P2"><text:span text:style-name="T11">PRO</text:span><text:span text:style-name="T1">karyot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5" draw:text-style-name="P17" draw:layer="layout" draw:type="line" svg:x1="13.4cm" svg:y1="15.96cm" svg:x2="10.635cm" svg:y2="14.229cm" draw:start-shape="id1" draw:start-glue-point="0" draw:end-shape="id2" draw:end-glue-point="2" svg:d="M13400 15960l-2765-1731" svg:viewBox="0 0 2766 1732">
          <text:p/>
        </draw:connector>
        <draw:connector draw:style-name="gr15" draw:text-style-name="P17" draw:layer="layout" draw:type="line" svg:x1="13.4cm" svg:y1="15.96cm" svg:x2="14.635cm" svg:y2="14.495cm" draw:start-shape="id1" draw:start-glue-point="0" draw:end-shape="id3" draw:end-glue-point="2" svg:d="M13400 15960l1235-1465" svg:viewBox="0 0 1236 1466">
          <text:p/>
        </draw:connector>
        <draw:connector draw:style-name="gr15" draw:text-style-name="P17" draw:layer="layout" draw:type="line" svg:x1="13.4cm" svg:y1="15.96cm" svg:x2="19.954cm" svg:y2="14.6cm" draw:start-shape="id1" draw:start-glue-point="0" draw:end-shape="id4" draw:end-glue-point="2" svg:d="M13400 15960l6554-1360" svg:viewBox="0 0 6555 1361">
          <text:p/>
        </draw:connector>
        <draw:connector draw:style-name="gr15" draw:text-style-name="P17" draw:layer="layout" draw:type="line" svg:x1="13.4cm" svg:y1="15.96cm" svg:x2="5cm" svg:y2="13.498cm" draw:start-shape="id1" draw:start-glue-point="0" draw:end-shape="id5" svg:d="M13400 15960l-8400-2462" svg:viewBox="0 0 8401 2463">
          <text:p/>
        </draw:connector>
        <draw:connector draw:style-name="gr15" draw:text-style-name="P17" draw:layer="layout" draw:type="line" svg:x1="4.161cm" svg:y1="11.844cm" svg:x2="9.6cm" svg:y2="17.18cm" draw:start-shape="id6" draw:start-glue-point="2" draw:end-shape="id1" svg:d="M4161 11844l5439 5336" svg:viewBox="0 0 5440 5337">
          <text:p/>
        </draw:connector>
        <draw:custom-shape draw:name="CustomShape 24" draw:style-name="gr16" draw:text-style-name="P18" xml:id="id2" draw:id="id2" draw:layer="layout" svg:width="2.87cm" svg:height="2.385cm" svg:x="9.2cm" svg:y="11.844cm">
          <text:p text:style-name="P9"><text:span text:style-name="T6">IB</text:span></text:p>
          <text:p text:style-name="P9"><text:span text:style-name="T6">ME 6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5" draw:text-style-name="P17" draw:layer="layout" draw:type="line" svg:x1="19.737cm" svg:y1="4.023cm" svg:x2="17.2cm" svg:y2="17.18cm" draw:start-shape="id7" draw:start-glue-point="2" draw:end-shape="id1" svg:d="M19737 4023l-2537 13157" svg:viewBox="0 0 2538 13158">
          <text:p/>
        </draw:connector>
        <draw:custom-shape draw:name="CustomShape 76" draw:style-name="gr17" draw:text-style-name="P19" xml:id="id4" draw:id="id4" draw:layer="layout" svg:width="2.892cm" svg:height="2.6cm" svg:x="18.508cm" svg:y="12cm">
          <text:p text:style-name="P9"><text:span text:style-name="T6">EB</text:span></text:p>
          <text:p text:style-name="P9"><text:span text:style-name="T6">M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5" draw:text-style-name="P17" draw:layer="layout" draw:type="line" svg:x1="19.737cm" svg:y1="4.023cm" svg:x2="21.004cm" svg:y2="6.102cm" draw:start-shape="id7" draw:start-glue-point="2" draw:end-shape="id8" draw:end-glue-point="3" svg:d="M19737 4023l1267 2079" svg:viewBox="0 0 1268 2080">
          <text:p/>
        </draw:connector>
        <draw:connector draw:style-name="gr15" draw:text-style-name="P17" draw:layer="layout" draw:type="line" svg:x1="17.9cm" svg:y1="5.984cm" svg:x2="19.737cm" svg:y2="4.023cm" draw:start-shape="id9" draw:start-glue-point="1" draw:end-shape="id7" draw:end-glue-point="2" svg:d="M17900 5984l1837-1961" svg:viewBox="0 0 1838 1962">
          <text:p/>
        </draw:connector>
        <draw:connector draw:style-name="gr15" draw:text-style-name="P17" draw:layer="layout" draw:type="line" svg:x1="12.594cm" svg:y1="6.026cm" svg:x2="14.67cm" svg:y2="5.984cm" draw:start-shape="id10" draw:start-glue-point="1" draw:end-shape="id9" svg:d="M12594 6026l2076-42" svg:viewBox="0 0 2077 43">
          <text:p/>
        </draw:connector>
        <draw:connector draw:style-name="gr15" draw:text-style-name="P17" draw:layer="layout" draw:type="line" svg:x1="10cm" svg:y1="2.707cm" svg:x2="7.758cm" svg:y2="2.898cm" draw:start-shape="id11" draw:start-glue-point="3" draw:end-shape="id12" draw:end-glue-point="1" svg:d="M10000 2707l-2242 191" svg:viewBox="0 0 2243 192">
          <text:p/>
        </draw:connector>
        <draw:connector draw:style-name="gr15" draw:text-style-name="P17" draw:layer="layout" draw:type="line" svg:x1="3.376cm" svg:y1="3.784cm" svg:x2="5.762cm" svg:y2="2.898cm" draw:start-shape="id13" draw:start-glue-point="0" draw:end-shape="id12" draw:end-glue-point="3" svg:d="M3376 3784l2386-886" svg:viewBox="0 0 2387 887">
          <text:p/>
        </draw:connector>
        <draw:connector draw:style-name="gr15" draw:text-style-name="P17" draw:layer="layout" draw:type="line" svg:x1="4.161cm" svg:y1="9.2cm" svg:x2="21.004cm" svg:y2="6.102cm" draw:start-shape="id6" draw:start-glue-point="0" draw:end-shape="id8" draw:end-glue-point="3" svg:d="M4161 9200l16843-3098" svg:viewBox="0 0 16844 3099">
          <text:p/>
        </draw:connector>
        <draw:connector draw:style-name="gr15" draw:text-style-name="P17" draw:layer="layout" draw:type="line" svg:x1="20.048cm" svg:y1="10.873cm" svg:x2="19.954cm" svg:y2="12cm" draw:start-shape="id14" draw:start-glue-point="2" draw:end-shape="id4" draw:end-glue-point="0" svg:d="M20048 10873l-94 1127" svg:viewBox="0 0 95 1128">
          <text:p/>
        </draw:connector>
        <draw:connector draw:style-name="gr15" draw:text-style-name="P17" draw:layer="layout" draw:type="line" svg:x1="20.048cm" svg:y1="10.873cm" svg:x2="14.635cm" svg:y2="11.844cm" draw:start-shape="id14" draw:start-glue-point="2" draw:end-shape="id3" draw:end-glue-point="0" svg:d="M20048 10873l-5413 971" svg:viewBox="0 0 5414 972">
          <text:p/>
        </draw:connector>
        <draw:connector draw:style-name="gr15" draw:text-style-name="P17" draw:layer="layout" draw:type="line" svg:x1="20.048cm" svg:y1="10.873cm" svg:x2="10.635cm" svg:y2="11.844cm" draw:start-shape="id14" draw:start-glue-point="2" draw:end-shape="id2" draw:end-glue-point="0" svg:d="M20048 10873l-9413 971" svg:viewBox="0 0 9414 972">
          <text:p/>
        </draw:connector>
        <draw:connector draw:style-name="gr15" draw:text-style-name="P17" draw:layer="layout" draw:type="line" svg:x1="10cm" svg:y1="2.707cm" svg:x2="4.973cm" svg:y2="7.268cm" draw:start-shape="id11" draw:end-shape="id15" draw:end-glue-point="1" svg:d="M10000 2707l-5027 4561" svg:viewBox="0 0 5028 4562">
          <text:p/>
        </draw:connector>
        <draw:connector draw:style-name="gr15" draw:text-style-name="P17" draw:layer="layout" draw:type="line" svg:x1="10cm" svg:y1="2.707cm" svg:x2="10.497cm" svg:y2="5.074cm" draw:start-shape="id11" draw:end-shape="id10" draw:end-glue-point="0" svg:d="M10000 2707l497 2367" svg:viewBox="0 0 498 2368">
          <text:p/>
        </draw:connector>
        <draw:connector draw:style-name="gr15" draw:text-style-name="P17" draw:layer="layout" draw:type="line" svg:x1="13.16cm" svg:y1="3.432cm" svg:x2="16.285cm" svg:y2="4.969cm" draw:start-shape="id11" draw:start-glue-point="2" draw:end-shape="id9" draw:end-glue-point="0" svg:d="M13160 3432l3125 1537" svg:viewBox="0 0 3126 1538">
          <text:p/>
        </draw:connector>
        <draw:connector draw:style-name="gr15" draw:text-style-name="P17" draw:layer="layout" draw:type="line" svg:x1="4.035cm" svg:y1="6.763cm" svg:x2="3.376cm" svg:y2="5.58cm" draw:start-shape="id15" draw:start-glue-point="0" draw:end-shape="id13" draw:end-glue-point="2" svg:d="M4035 6763l-659-1183" svg:viewBox="0 0 660 1184">
          <text:p/>
        </draw:connector>
        <draw:connector draw:style-name="gr15" draw:text-style-name="P17" draw:layer="layout" draw:type="line" svg:x1="16.071cm" svg:y1="13.169cm" svg:x2="18.508cm" svg:y2="13.3cm" draw:start-shape="id3" draw:start-glue-point="1" draw:end-shape="id4" svg:d="M16071 13169l2437 131" svg:viewBox="0 0 2438 132">
          <text:p/>
        </draw:connector>
        <draw:connector draw:style-name="gr15" draw:text-style-name="P17" draw:layer="layout" draw:type="line" svg:x1="4.161cm" svg:y1="9.2cm" svg:x2="17.6cm" svg:y2="2.211cm" draw:start-shape="id6" draw:start-glue-point="0" draw:end-shape="id7" svg:d="M4161 9200l13439-6989" svg:viewBox="0 0 13440 6990">
          <text:p/>
        </draw:connector>
        <draw:custom-shape draw:name="CustomShape 54" draw:style-name="gr18" draw:text-style-name="P20" xml:id="id9" draw:id="id9" draw:layer="layout" svg:width="3.23cm" svg:height="2.031cm" svg:x="14.67cm" svg:y="4.969cm">
          <text:p text:style-name="P2"><text:span text:style-name="T9">Meso ZOO</text:span></text:p>
          <text:p text:style-name="P2"><text:span text:style-name="T9">2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5" draw:text-style-name="P17" draw:layer="layout" draw:type="line" svg:x1="4.161cm" svg:y1="9.2cm" svg:x2="4.035cm" svg:y2="7.773cm" draw:start-shape="id6" draw:start-glue-point="0" draw:end-shape="id15" svg:d="M4161 9200l-126-1427" svg:viewBox="0 0 127 1428">
          <text:p/>
        </draw:connector>
        <draw:connector draw:style-name="gr15" draw:text-style-name="P17" draw:layer="layout" draw:type="line" svg:x1="10.635cm" svg:y1="11.844cm" svg:x2="6.76cm" svg:y2="3.396cm" draw:start-shape="id2" draw:start-glue-point="0" draw:end-shape="id12" draw:end-glue-point="2" svg:d="M10635 11844l-3875-8448" svg:viewBox="0 0 3876 8449">
          <text:p/>
        </draw:connector>
        <draw:connector draw:style-name="gr15" draw:text-style-name="P17" draw:layer="layout" draw:type="line" svg:x1="14.635cm" svg:y1="11.844cm" svg:x2="6.76cm" svg:y2="3.396cm" draw:start-shape="id3" draw:start-glue-point="0" draw:end-shape="id12" draw:end-glue-point="2" svg:d="M14635 11844l-7875-8448" svg:viewBox="0 0 7876 8449">
          <text:p/>
        </draw:connector>
        <draw:connector draw:style-name="gr15" draw:text-style-name="P17" draw:layer="layout" draw:type="line" svg:x1="19.954cm" svg:y1="12cm" svg:x2="6.76cm" svg:y2="3.396cm" draw:start-shape="id4" draw:start-glue-point="0" draw:end-shape="id12" draw:end-glue-point="2" svg:d="M19954 12000l-13194-8604" svg:viewBox="0 0 13195 8605">
          <text:p/>
        </draw:connector>
        <draw:custom-shape draw:name="CustomShape 53" draw:style-name="gr19" draw:text-style-name="P20" xml:id="id10" draw:id="id10" draw:layer="layout" svg:width="4.194cm" svg:height="1.904cm" svg:x="8.4cm" svg:y="5.074cm">
          <text:p text:style-name="P2"><text:span text:style-name="T9">Micro ZOO</text:span></text:p>
          <text:p text:style-name="P2"><text:span text:style-name="T9">0.00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6" draw:style-name="gr20" draw:text-style-name="P21" xml:id="id6" draw:id="id6" draw:layer="layout" svg:width="8.478cm" svg:height="2.644cm" svg:x="-0.078cm" svg:y="9.2cm">
          <text:p text:style-name="P9"><text:span text:style-name="T6">MacroAlgae 35 g m</text:span><text:span text:style-name="T12">-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21" draw:text-style-name="P21" xml:id="id14" draw:id="id14" draw:layer="layout" svg:width="7.297cm" svg:height="1.996cm" svg:x="16.4cm" svg:y="8.877cm">
          <text:p text:style-name="P9"><text:span text:style-name="T6">MP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Arrow 134" draw:style-name="gr22" draw:text-style-name="P22" draw:layer="layout" svg:width="3.742cm" svg:height="1.401cm" draw:transform="rotate (1.58301363155886) translate (10.167cm 11.208cm)">
          <text:p text:style-name="P2"><text:span text:style-name="T13">Resuspension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23" draw:layer="layout" svg:width="13.36cm" svg:height="10.022cm" svg:x="3.819cm" svg:y="3.713cm" draw:page-number="1" presentation:class="page"/>
          <draw:frame draw:name="Notes Placeholder 2" presentation:style-name="pr1" draw:text-style-name="P23" draw:layer="layout" svg:width="16.8cm" svg:height="11.694cm" svg:x="2.099cm" svg:y="14.292cm" presentation:class="notes" presentation:placeholder="true" presentation:user-transformed="true">
            <draw:text-box/>
          </draw:frame>
          <draw:frame draw:name="Slide Number Placeholder 3" presentation:style-name="pr2" draw:text-style-name="P25" draw:layer="layout" svg:width="9.101cm" svg:height="1.489cm" svg:x="11.893cm" svg:y="28.209cm" presentation:class="page-number" presentation:user-transformed="true">
            <draw:text-box>
              <text:p text:style-name="P24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ancesca Pasotti</meta:initial-creator>
    <meta:editing-cycles>47</meta:editing-cycles>
    <meta:creation-date>2017-05-11T09:55:42</meta:creation-date>
    <dc:date>2017-08-21T09:39:10.817235299</dc:date>
    <dc:language>en-US</dc:language>
    <meta:editing-duration>P2DT10H35S</meta:editing-duration>
    <meta:generator>LibreOffice/5.3.4.2$Linux_X86_64 LibreOffice_project/30m0$Build-2</meta:generator>
    <meta:document-statistic meta:object-count="70"/>
    <meta:user-defined meta:name="AppVersion">15.0000</meta:user-defined>
    <meta:user-defined meta:name="Company">UG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